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36">
            <text:p>0.36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931">
            <text:p>931</text:p>
          </table:table-cell>
        </table:table-row>
        <table:table-row>
          <table:table-cell office:value-type="float" office:value="0.19">
            <text:p>0.19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7">
            <text:p>0.07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9">
            <text:p>0.19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3">
            <text:p>0.23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5">
            <text:p>0.15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6">
            <text:p>0.26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6">
            <text:p>0.16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44">
            <text:p>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4">
            <text:p>0.1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5">
            <text:p>0.45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